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3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79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Lines</text:p>
          </table:table-cell>
          <table:table-cell table:style-name="ce1" office:value-type="string">
            <text:p>Slowness</text:p>
          </table:table-cell>
          <table:table-cell table:style-name="ce1" office:value-type="string">
            <text:p>Speed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>
            <text:p>erb</text:p>
          </table:table-cell>
          <table:table-cell office:value-type="float" office:value="1">
            <text:p>1</text:p>
          </table:table-cell>
          <table:table-cell office:value-type="float" office:value="1.90332575526134">
            <text:p>1.9033</text:p>
          </table:table-cell>
          <table:table-cell table:formula="of:=1/[.C3]" office:value-type="float" office:value="0.525396137385161">
            <text:p>0.525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.7651298044186">
            <text:p>1.7651</text:p>
          </table:table-cell>
          <table:table-cell table:formula="of:=1/[.C4]" office:value-type="float" office:value="0.566530573273835">
            <text:p>0.5665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1.73128243556057">
            <text:p>1.7313</text:p>
          </table:table-cell>
          <table:table-cell table:formula="of:=1/[.C5]" office:value-type="float" office:value="0.577606506864497">
            <text:p>0.577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1.75760372000808">
            <text:p>1.7576</text:p>
          </table:table-cell>
          <table:table-cell table:formula="of:=1/[.C6]" office:value-type="float" office:value="0.568956465337591">
            <text:p>0.569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">
            <text:p>10000</text:p>
          </table:table-cell>
          <table:table-cell office:value-type="float" office:value="1.69108110193742">
            <text:p>1.6911</text:p>
          </table:table-cell>
          <table:table-cell table:formula="of:=1/[.C7]" office:value-type="float" office:value="0.591337694480962">
            <text:p>0.5913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3">
          <table:table-cell office:value-type="string">
            <text:p>erubi</text:p>
          </table:table-cell>
          <table:table-cell office:value-type="float" office:value="1">
            <text:p>1</text:p>
          </table:table-cell>
          <table:table-cell office:value-type="float" office:value="1.37387090476455">
            <text:p>1.3739</text:p>
          </table:table-cell>
          <table:table-cell table:formula="of:=1/[.C9]" office:value-type="float" office:value="0.72787042547595">
            <text:p>0.727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.29474780981983">
            <text:p>1.2947</text:p>
          </table:table-cell>
          <table:table-cell table:formula="of:=1/[.C10]" office:value-type="float" office:value="0.772351180991109">
            <text:p>0.772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1.28712162946609">
            <text:p>1.2871</text:p>
          </table:table-cell>
          <table:table-cell table:formula="of:=1/[.C11]" office:value-type="float" office:value="0.776927352557045">
            <text:p>0.776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1.70341849290997">
            <text:p>1.7034</text:p>
          </table:table-cell>
          <table:table-cell table:formula="of:=1/[.C12]" office:value-type="float" office:value="0.587054798431645">
            <text:p>0.5871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">
            <text:p>10000</text:p>
          </table:table-cell>
          <table:table-cell office:value-type="float" office:value="5.17347493549732">
            <text:p>5.1735</text:p>
          </table:table-cell>
          <table:table-cell table:formula="of:=1/[.C13]" office:value-type="float" office:value="0.193293678324136">
            <text:p>0.1933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3">
          <table:table-cell office:value-type="string">
            <text:p>mini erb</text:p>
          </table:table-cell>
          <table:table-cell office:value-type="float" office:value="1">
            <text:p>1</text:p>
          </table:table-cell>
          <table:table-cell office:value-type="float" office:value="1">
            <text:p>1.0000</text:p>
          </table:table-cell>
          <table:table-cell table:formula="of:=1/[.C15]" office:value-type="float" office:value="1">
            <text:p>1.0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">
            <text:p>1.0000</text:p>
          </table:table-cell>
          <table:table-cell table:formula="of:=1/[.C16]" office:value-type="float" office:value="1">
            <text:p>1.0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1">
            <text:p>1.0000</text:p>
          </table:table-cell>
          <table:table-cell table:formula="of:=1/[.C17]" office:value-type="float" office:value="1">
            <text:p>1.0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1">
            <text:p>1.0000</text:p>
          </table:table-cell>
          <table:table-cell table:formula="of:=1/[.C18]" office:value-type="float" office:value="1">
            <text:p>1.0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">
            <text:p>10000</text:p>
          </table:table-cell>
          <table:table-cell office:value-type="float" office:value="1">
            <text:p>1.0000</text:p>
          </table:table-cell>
          <table:table-cell table:formula="of:=1/[.C19]" office:value-type="float" office:value="1">
            <text:p>1.0000</text:p>
          </table:table-cell>
          <table:table-cell table:number-columns-repeated="3"/>
        </table:table-row>
        <table:table-row table:style-name="ro2" table:number-rows-repeated="12">
          <table:table-cell table:number-columns-repeated="7"/>
        </table:table-row>
        <table:table-row table:style-name="ro2" table:number-rows-repeated="2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>
            <draw:frame table:end-cell-address="Sheet1.G85" table:end-x="1.0945in" table:end-y="0.0083in" draw:z-index="0" draw:style-name="gr1" draw:text-style-name="P1" svg:width="6.5992in" svg:height="5.3724in" svg:x="0in" svg:y="0.0598in">
              <draw:object draw:notify-on-update-of-ranges="Sheet1.B3:Sheet1.B7 Sheet1.A3:Sheet1.A3 Sheet1.D3:Sheet1.D7 Sheet1.A9:Sheet1.A9 Sheet1.D9:Sheet1.D13 Sheet1.A15:Sheet1.A15 Sheet1.D15:Sheet1.D1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6">02/06/2019</text:date>, <text:time>16:4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Camilleri</meta:initial-creator>
    <meta:creation-date>2018-12-28T11:04:00.02</meta:creation-date>
    <dc:date>2019-02-06T16:45:52.39</dc:date>
    <dc:creator>Peter Camilleri</dc:creator>
    <meta:editing-duration>PT1H33M42S</meta:editing-duration>
    <meta:editing-cycles>10</meta:editing-cycles>
    <meta:generator>OpenOffice/4.1.5$Win32 OpenOffice.org_project/415m1$Build-9789</meta:generator>
    <meta:document-statistic meta:table-count="3" meta:cell-count="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fo:font-style="italic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7" style:family="chart" style:data-style-name="N117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7">
      <style:chart-properties chart:symbol-type="named-symbol" chart:symbol-name="square" chart:symbol-width="0.25cm" chart:symbol-height="0.25cm"/>
      <style:graphic-properties svg:stroke-width="0.08cm" svg:stroke-color="#a80000" draw:fill-color="#a80000"/>
      <style:text-properties fo:font-size="10pt" style:font-size-asian="10pt" style:font-size-complex="10pt"/>
    </style:style>
    <style:style style:name="ch11" style:family="chart" style:data-style-name="N117">
      <style:chart-properties chart:symbol-type="named-symbol" chart:symbol-name="diamond" chart:symbol-width="0.25cm" chart:symbol-height="0.25cm"/>
      <style:graphic-properties svg:stroke-width="0.08cm" svg:stroke-color="#bd00bd" draw:fill-color="#bd00bd"/>
      <style:text-properties fo:font-size="10pt" style:font-size-asian="10pt" style:font-size-complex="10pt"/>
    </style:style>
    <style:style style:name="ch12" style:family="chart" style:data-style-name="N117">
      <style:chart-properties chart:symbol-type="named-symbol" chart:symbol-name="arrow-down" chart:symbol-width="0.25cm" chart:symbol-height="0.25cm"/>
      <style:graphic-properties svg:stroke-width="0.08cm" svg:stroke-color="#0000ff" draw:fill-color="#0000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763cm" svg:height="13.647cm" xlink:href=".." xlink:type="simple" chart:class="chart:line" chart:style-name="ch1">
        <chart:title svg:x="5.667cm" svg:y="0.408cm" chart:style-name="ch2">
          <text:p>Embedded Ruby Tests</text:p>
        </chart:title>
        <chart:legend chart:legend-position="end" svg:x="14.17cm" svg:y="6.017cm" style:legend-expansion="high" chart:style-name="ch3"/>
        <chart:plot-area chart:style-name="ch4" table:cell-range-address="Sheet1.B3:Sheet1.B7 Sheet1.A3:Sheet1.A3 Sheet1.D3:Sheet1.D7 Sheet1.A9:Sheet1.A9 Sheet1.D9:Sheet1.D13 Sheet1.A15:Sheet1.A15 Sheet1.D15:Sheet1.D19" chart:data-source-has-labels="both" svg:x="1.336cm" svg:y="2.027cm" svg:width="11.772cm" svg:height="10.373cm">
          <chartooo:coordinate-region svg:x="2.645cm" svg:y="2.229cm" svg:width="9.985cm" svg:height="9.518cm"/>
          <chart:axis chart:dimension="x" chart:name="primary-x" chart:style-name="ch5" chartooo:axis-type="auto">
            <chartooo:date-scale/>
            <chart:title svg:x="5.461cm" svg:y="12.673cm" chart:style-name="ch6">
              <text:p>Number of Lines / Test</text:p>
            </chart:title>
            <chart:categories table:cell-range-address="Sheet1.B3:Sheet1.B7"/>
          </chart:axis>
          <chart:axis chart:dimension="y" chart:name="primary-y" chart:style-name="ch7">
            <chart:title svg:x="0.43cm" svg:y="8.9cm" chart:style-name="ch8">
              <text:p>Relative Performance</text:p>
            </chart:title>
            <chart:grid chart:style-name="ch9" chart:class="major"/>
          </chart:axis>
          <chart:series chart:style-name="ch10" chart:values-cell-range-address="Sheet1.D3:Sheet1.D7" chart:label-cell-address="Sheet1.A3:Sheet1.A3" chart:class="chart:line">
            <chart:data-point chart:repeated="5"/>
          </chart:series>
          <chart:series chart:style-name="ch11" chart:values-cell-range-address="Sheet1.D9:Sheet1.D13" chart:label-cell-address="Sheet1.A9:Sheet1.A9" chart:class="chart:line">
            <chart:data-point chart:repeated="5"/>
          </chart:series>
          <chart:series chart:style-name="ch12" chart:values-cell-range-address="Sheet1.D15:Sheet1.D19" chart:label-cell-address="Sheet1.A15:Sheet1.A15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b</text:p>
                <draw:g>
                  <svg:desc>Sheet1.A3:Sheet1.A3</svg:desc>
                </draw:g>
              </table:table-cell>
              <table:table-cell office:value-type="string">
                <text:p>erubi</text:p>
                <draw:g>
                  <svg:desc>Sheet1.A9:Sheet1.A9</svg:desc>
                </draw:g>
              </table:table-cell>
              <table:table-cell office:value-type="string">
                <text:p>mini erb</text:p>
                <draw:g>
                  <svg:desc>Sheet1.A15:Sheet1.A1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3:Sheet1.B7</svg:desc>
                </draw:g>
              </table:table-cell>
              <table:table-cell office:value-type="float" office:value="0.525396137385161">
                <text:p>0.525396137385161</text:p>
                <draw:g>
                  <svg:desc>Sheet1.D3:Sheet1.D7</svg:desc>
                </draw:g>
              </table:table-cell>
              <table:table-cell office:value-type="float" office:value="0.72787042547595">
                <text:p>0.72787042547595</text:p>
                <draw:g>
                  <svg:desc>Sheet1.D9:Sheet1.D13</svg:desc>
                </draw:g>
              </table:table-cell>
              <table:table-cell office:value-type="float" office:value="1">
                <text:p>1</text:p>
                <draw:g>
                  <svg:desc>Sheet1.D15:Sheet1.D1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66530573273835">
                <text:p>0.566530573273835</text:p>
              </table:table-cell>
              <table:table-cell office:value-type="float" office:value="0.772351180991109">
                <text:p>0.772351180991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77606506864497">
                <text:p>0.577606506864497</text:p>
              </table:table-cell>
              <table:table-cell office:value-type="float" office:value="0.776927352557045">
                <text:p>0.776927352557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568956465337591">
                <text:p>0.568956465337591</text:p>
              </table:table-cell>
              <table:table-cell office:value-type="float" office:value="0.587054798431645">
                <text:p>0.587054798431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591337694480962">
                <text:p>0.591337694480962</text:p>
              </table:table-cell>
              <table:table-cell office:value-type="float" office:value="0.193293678324136">
                <text:p>0.19329367832413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